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7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1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32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5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2" style:family="graphic" style:parent-style-name="standard">
      <style:graphic-properties draw:stroke="none" draw:fill="none" fo:min-height="3.155cm"/>
      <style:paragraph-properties style:writing-mode="lr-tb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1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82" style:family="paragraph">
      <style:paragraph-properties fo:margin-left="0cm" fo:margin-right="0cm" fo:line-height="100%" fo:text-align="start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4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86" style:family="paragraph">
      <style:paragraph-properties fo:margin-left="2cm" fo:margin-right="0cm" fo:margin-top="0cm" fo:margin-bottom="0cm" fo:line-height="100%" fo:text-indent="0cm"/>
    </style:style>
    <style:style style:name="P8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8" style:family="paragraph">
      <style:paragraph-properties fo:text-align="justify" style:writing-mode="lr-tb"/>
      <style:text-properties fo:color="#000066" loext:opacity="100%" fo:language="ru" fo:country="RU"/>
    </style:style>
    <style:style style:name="P8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90" style:family="paragraph">
      <style:paragraph-properties fo:text-align="justify"/>
    </style:style>
    <style:style style:name="P9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3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9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67" style:family="text">
      <style:text-properties fo:color="#c9211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68" style:family="text">
      <style:text-properties fo:color="#c9211e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69" style:family="text">
      <style:text-properties fo:color="#006699" loext:opacity="100%" style:font-name="Liberation Mono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70" style:family="text">
      <style:text-properties fo:color="#c9211e" loext:opacity="100%" style:font-name="Liberation Mono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Mono2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73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74" style:family="text">
      <style:text-properties fo:color="#006699" loext:opacity="100%" style:font-name="Liberation Mono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9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8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7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88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size="12pt" style:font-size-asian="12pt" style:font-size-complex="12pt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5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06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16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17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1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19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0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1" style:family="text">
      <style:text-properties fo:color="#007d9c" loext:opacity="100%" fo:font-size="11pt" fo:language="ru" fo:country="RU" style:font-size-asian="11pt" style:font-size-complex="11pt"/>
    </style:style>
    <style:style style:name="T32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только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</text:span><text:span text:style-name="T193"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8.507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</text:span><text:span text:style-name="T89"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</text:span><text:span text:style-name="T143"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6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draw:frame draw:style-name="gr127" draw:text-style-name="P80" draw:layer="layout" svg:width="13.4cm" svg:height="2.163cm" svg:x="0.6cm" svg:y="3.301cm">
          <draw:text-box>
            <text:p text:style-name="P18"><text:span text:style-name="T266"><text:tab/></text:span><text:span text:style-name="T266">import </text:span><text:span text:style-name="T267">(</text:span></text:p>
            <text:p text:style-name="P18"><text:span text:style-name="T266"><text:tab/></text:span><text:span text:style-name="T266"><text:tab/></text:span><text:span text:style-name="T266">"fmt"</text:span></text:p>
            <text:p text:style-name="P18"><text:span text:style-name="T266"><text:tab/></text:span><text:span text:style-name="T266"><text:tab/></text:span><text:span text:style-name="T266">"log"</text:span></text:p>
            <text:p text:style-name="P18"><text:span text:style-name="T266"><text:tab/></text:span><text:span text:style-name="T267">)</text:span></text:p>
          </draw:text-box>
        </draw:frame>
        <draw:frame draw:style-name="gr128" draw:text-style-name="P80" draw:layer="layout" svg:width="13.4cm" svg:height="2.7cm" svg:x="0.6cm" svg:y="6.2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6">"database/sql"</text:span></text:p>
            <text:p text:style-name="P18"><text:span text:style-name="T266"><text:tab/></text:span><text:span text:style-name="T266"><text:tab/></text:span><text:span text:style-name="T268">_</text:span><text:span text:style-name="T266"> "github.com/mattn/go-sqlite3"</text:span></text:p>
            <text:p text:style-name="P18"><text:span text:style-name="T143"><text:tab/></text:span><text:span text:style-name="T143"><text:tab/></text:span><text:span text:style-name="T266">// драйвер SQLite</text:span></text:p>
            <text:p text:style-name="P18"><text:span text:style-name="T266"><text:tab/></text:span><text:span text:style-name="T266">)</text:span></text:p>
          </draw:text-box>
        </draw:frame>
        <draw:frame draw:style-name="gr129" draw:text-style-name="P81" draw:layer="layout" svg:width="13.4cm" svg:height="2.641cm" svg:x="0.6cm" svg:y="9.601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7">.</text:span><text:span text:style-name="T266"> "github.com/mockupcode/gunit/assert"</text:span></text:p>
            <text:p text:style-name="P18"><text:span text:style-name="T266"><text:tab/></text:span><text:span text:style-name="T266"><text:tab/></text:span><text:span text:style-name="T267">.</text:span><text:span text:style-name="T266"> "github.com/smartystreets/assertions"</text:span></text:p>
            <text:p text:style-name="P18"><text:span text:style-name="T143"><text:tab/></text:span><text:span text:style-name="T143"><text:tab/></text:span><text:span text:style-name="T143">"testing</text:span><text:span text:style-name="T266">"</text:span></text:p>
            <text:p text:style-name="P18"><text:span text:style-name="T266"><text:tab/></text:span><text:span text:style-name="T266">)</text:span></text:p>
          </draw:text-box>
        </draw:frame>
        <draw:frame draw:style-name="gr130" draw:text-style-name="P80" draw:layer="layout" svg:width="13.4cm" svg:height="2.163cm" svg:x="0.6cm" svg:y="12.901cm">
          <draw:text-box>
            <text:p text:style-name="P18"><text:span text:style-name="T266"><text:tab/></text:span><text:span text:style-name="T266">import (</text:span></text:p>
            <text:p text:style-name="P82"><text:span text:style-name="T269"><text:tab/></text:span><text:span text:style-name="T269"><text:tab/></text:span><text:span text:style-name="T270">t_template</text:span><text:span text:style-name="T269"> "text/template"</text:span></text:p>
            <text:p text:style-name="P82"><text:span text:style-name="T271"><text:tab/></text:span><text:span text:style-name="T271"><text:tab/></text:span><text:span text:style-name="T270">h_template </text:span><text:span text:style-name="T272">"html/template"</text:span></text:p>
            <text:p text:style-name="P18"><text:span text:style-name="T266"><text:tab/></text:span><text:span text:style-name="T266">)</text:span></text:p>
          </draw:text-box>
        </draw:frame>
        <draw:frame draw:style-name="gr131" draw:text-style-name="P80" draw:layer="layout" svg:width="13.4cm" svg:height="1.998cm" svg:x="14cm" svg:y="3.302cm">
          <draw:text-box>
            <text:p text:style-name="P18"><text:span text:style-name="T266">// </text:span><text:span text:style-name="T273">Список импортов</text:span><text:span text:style-name="T266"> — для импорта нескольких</text:span></text:p>
            <text:p text:style-name="P18"><text:span text:style-name="T266">// пакетов без повторения ключевого слова.</text:span></text:p>
          </draw:text-box>
        </draw:frame>
        <draw:frame draw:style-name="gr132" draw:text-style-name="P80" draw:layer="layout" svg:width="13.4cm" svg:height="2.7cm" svg:x="14cm" svg:y="6.2cm">
          <draw:text-box>
            <text:p text:style-name="P18"><text:span text:style-name="T266">// </text:span><text:span text:style-name="T273">Анонимный импорт</text:span><text:span text:style-name="T266"> пакета для его регистрации и</text:span></text:p>
            <text:p text:style-name="P18"><text:span text:style-name="T266">// выполнения кода инициализации пакета init()</text:span></text:p>
            <text:p text:style-name="P18"><text:span text:style-name="T266">// без прямого использования его функций </text:span></text:p>
            <text:p text:style-name="P18"><text:span text:style-name="T266">// ("импорт для побочного эффекта").</text:span></text:p>
          </draw:text-box>
        </draw:frame>
        <draw:frame draw:style-name="gr133" draw:text-style-name="P81" draw:layer="layout" svg:width="13.4cm" svg:height="2.398cm" svg:x="14cm" svg:y="9.602cm">
          <draw:text-box>
            <text:p text:style-name="P18"><text:span text:style-name="T269">// </text:span><text:span text:style-name="T274">Точечный импорт</text:span><text:span text:style-name="T269"> (dot import) позволяет</text:span></text:p>
            <text:p text:style-name="P18"><text:span text:style-name="T269">// использовать экспортированные идентификаторы из</text:span></text:p>
            <text:p text:style-name="P18"><text:span text:style-name="T269">// импортируемого пакета без указания имени пакета</text:span></text:p>
            <text:p text:style-name="P18"><text:span text:style-name="T269">// (префикса).</text:span></text:p>
          </draw:text-box>
        </draw:frame>
        <draw:frame draw:style-name="gr134" draw:text-style-name="P80" draw:layer="layout" svg:width="13.4cm" svg:height="2.163cm" svg:x="14cm" svg:y="12.902cm">
          <draw:text-box>
            <text:p text:style-name="P18"><text:span text:style-name="T266">// </text:span><text:span text:style-name="T273">Переименование при импорте</text:span><text:span text:style-name="T266"> — для сокращения</text:span></text:p>
            <text:p text:style-name="P18"><text:span text:style-name="T266">// имени пакета или для импорта нескольких пакетов</text:span></text:p>
            <text:p text:style-name="P18"><text:span text:style-name="T266">// с одинаковыми именами, но разными путями.</text:span></text:p>
            <text:p text:style-name="P18"><text:span text:style-name="T266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35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3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3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75">путём до модуля</text:span><text:span text:style-name="T171"> (</text:span><text:span text:style-name="T275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75">Главный каталог модуля</text:span><text:span text:style-name="T171"> (</text:span><text:span text:style-name="T275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3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76">concurrency</text:span><text:span text:style-name="T277"> ~ одновременность = взаимодействие множества процессов, которые могут </text:span><text:span text:style-name="T278">выполняются одновременно, если позволяет «железо» и ОС</text:span></text:p>
              </text:list-item>
            </text:list>
            <text:p text:style-name="P18"><text:span text:style-name="T278"/></text:p>
            <text:p text:style-name="P18"><text:span text:style-name="T279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9">"</text:span><text:span text:style-name="T280"> <text:s text:c="8"/>‒ Rob Pike</text:span></text:p>
            <text:p text:style-name="P18"><text:span text:style-name="T278"/></text:p>
            <text:p text:style-name="P18"><text:span text:style-name="T276">Concurrency</text:span><text:span text:style-name="T277"> — это способ структурировать программу, согласовывая взаимодействие процессов </text:span><text:span text:style-name="T278">(возможно, выполняющихся одновременно).</text:span></text:p>
            <text:p text:style-name="P18"><text:span text:style-name="T278"/></text:p>
            <text:p text:style-name="P18"><text:span text:style-name="T281">Concurrency</text:span><text:span text:style-name="T278"> — это о том, как </text:span><text:span text:style-name="T282">организовать</text:span><text:span text:style-name="T278"> одновременную обработку многих вещей («</text:span><text:span text:style-name="T282">dealing</text:span><text:span text:style-name="T278"> with a lot of things at once»).</text:span></text:p>
            <text:p text:style-name="P18"><text:span text:style-name="T278"/></text:p>
            <text:p text:style-name="P18"><text:span text:style-name="T278">В программе, спроектированной на основе </text:span><text:span text:style-name="T281">concurrency</text:span><text:span text:style-name="T27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76">parallelism</text:span><text:span text:style-name="T277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3"/></text:p>
            <text:p text:style-name="P18"><text:span text:style-name="T283">"</text:span><text:span text:style-name="T71">Parallelism</text:span><text:span text:style-name="T66"> is the simultaneous </text:span><text:span text:style-name="T69">execution</text:span><text:span text:style-name="T66"> of multiple </text:span><text:span text:style-name="T284">things.</text:span><text:span text:style-name="T283">"</text:span><text:span text:style-name="T280"> <text:s text:c="35"/>‒ Rob Pike</text:span></text:p>
            <text:p text:style-name="P18"><text:span text:style-name="T278"/></text:p>
            <text:p text:style-name="P18"><text:span text:style-name="T281">Parallelism</text:span><text:span text:style-name="T278"> — это параллельное выполнение нескольких (независимых, возможно, взаимосвязанных) процессов.</text:span></text:p>
            <text:p text:style-name="P18"><text:span text:style-name="T278"/></text:p>
            <text:p text:style-name="P18"><text:span text:style-name="T276"/></text:p>
            <text:p text:style-name="P18"><text:span text:style-name="T276">Parallelism</text:span><text:span text:style-name="T277"> — это о том, как </text:span><text:span text:style-name="T285">выполнить</text:span><text:span text:style-name="T277"> обработку многих вещей параллельно</text:span><text:span text:style-name="T278"> («</text:span><text:span text:style-name="T282">doing</text:span><text:span text:style-name="T278"> a lot of things at once»).</text:span></text:p>
            <text:p text:style-name="P18"><text:span text:style-name="T278"/></text:p>
            <text:p text:style-name="P18"><text:span text:style-name="T277">П</text:span><text:span text:style-name="T278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8">.</text:span></text:p>
          </draw:text-box>
        </draw:frame>
        <draw:frame draw:style-name="gr140" draw:text-style-name="P83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4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86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87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4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88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4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9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</text:span><text:span text:style-name="T193"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</text:span><text:span text:style-name="T193">fmt.Println("</text:span><text:span text:style-name="T198">Разговор</text:span><text:span text:style-name="T193"> завершился.")</text:span></text:p>
            <text:p text:style-name="P13"><text:span text:style-name="T193"><text:s text:c="4"/></text:span><text:span text:style-name="T193"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4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</text:span><text:span text:style-name="T193"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4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90"><text:tab/></text:span><text:span text:style-name="T291">run</text:span><text:span text:style-name="T290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8" draw:text-style-name="P84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9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4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50" draw:text-style-name="P70" draw:layer="layout" svg:width="26.8cm" svg:height="13.1cm" svg:x="0.6cm" svg:y="2.1cm">
          <draw:text-box>
            <text:p text:style-name="P13"><text:span text:style-name="T293"><text:a xlink:href="https://go.dev/wiki/IDEsAndTextEditorPlugins" xlink:type="simple">▲ IDEs And Text Editor Plugins @ go.dev</text:a></text:span><text:span text:style-name="T293">:</text:span></text:p>
            <text:p text:style-name="P13"><text:span text:style-name="T293"/></text:p>
            <text:list text:style-name="L1">
              <text:list-item>
                <text:p text:style-name="P13"><text:span text:style-name="T294">Visual Studio Code</text:span><text:span text:style-name="T293"> + plug-in (Microsoft)</text:span></text:p>
              </text:list-item>
              <text:list-item>
                <text:p text:style-name="P13"><text:span text:style-name="T294">GoLand</text:span><text:span text:style-name="T293"> (IDE by JetBrains)</text:span></text:p>
              </text:list-item>
              <text:list-item>
                <text:p text:style-name="P13"><text:span text:style-name="T294">LiteIDE</text:span><text:span text:style-name="T293"> (open source and cross-platform Go IDE)</text:span></text:p>
              </text:list-item>
              <text:list-item>
                <text:p text:style-name="P13"><text:span text:style-name="T294">Komodo IDE</text:span><text:span text:style-name="T293"> (cross-platform IDE with built-in Go support)</text:span></text:p>
              </text:list-item>
            </text:list>
            <text:p text:style-name="P13"><text:span text:style-name="T294"/></text:p>
            <text:list text:continue-numbering="true" text:style-name="L1">
              <text:list-item>
                <text:p text:style-name="P13"><text:span text:style-name="T294">Komodo Edit</text:span><text:span text:style-name="T293"> + plug-in (cross-platform text editor)</text:span></text:p>
              </text:list-item>
              <text:list-item>
                <text:p text:style-name="P13"><text:span text:style-name="T294">Geany</text:span><text:span text:style-name="T293"> (free cross-platform programmer's text editor)</text:span></text:p>
              </text:list-item>
              <text:list-item>
                <text:p text:style-name="P13"><text:span text:style-name="T294">jEdit</text:span><text:span text:style-name="T293"> (open-source, cross-platform text editor: Java)</text:span></text:p>
              </text:list-item>
              <text:list-item>
                <text:p text:style-name="P13"><text:span text:style-name="T294">Notepad++</text:span><text:span text:style-name="T293"> (text &amp; source code editor: Windows)</text:span></text:p>
              </text:list-item>
              <text:list-item>
                <text:p text:style-name="P13"><text:span text:style-name="T294">Kate</text:span><text:span text:style-name="T293"> (cross-platform text editor with Go support out-of-the-box: KDE)</text:span></text:p>
              </text:list-item>
              <text:list-item>
                <text:p text:style-name="P13"><text:span text:style-name="T294">Sublime Text</text:span><text:span text:style-name="T293"> (commercial text editor: macOS, Windows, Linux)</text:span></text:p>
              </text:list-item>
              <text:list-item>
                <text:p text:style-name="P13"><text:span text:style-name="T294">TextMate</text:span><text:span text:style-name="T293"> (commercial text editor: macOS)</text:span></text:p>
              </text:list-item>
              <text:list-item>
                <text:p text:style-name="P13"><text:span text:style-name="T294">vim</text:span><text:span text:style-name="T293"> &amp; </text:span><text:span text:style-name="T294">Neovim</text:span><text:span text:style-name="T293">+ vim-go plugin (open-source, cross-platform text editor)</text:span></text:p>
              </text:list-item>
            </text:list>
            <text:p text:style-name="P13"><text:span text:style-name="T293"/></text:p>
            <text:p text:style-name="P18"><text:span text:style-name="T295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51" draw:text-style-name="P85" draw:layer="layout" svg:width="26.8cm" svg:height="13.201cm" svg:x="0.6cm" svg:y="2.07cm">
          <draw:text-box>
            <text:p text:style-name="P18"><text:span text:style-name="T296">Go </text:span><text:span text:style-name="T297">применяется</text:span><text:span text:style-name="T296"> в </text:span><text:span text:style-name="T298">(&gt; 40% IT technology companies worldwide)</text:span><text:span text:style-name="T296">:</text:span></text:p>
            <text:p text:style-name="P18"><text:span text:style-name="T222"><text:tab/></text:span><text:span text:style-name="T299">Alibaba</text:span><text:span text:style-name="T222">, Amazon, American Express, </text:span><text:span text:style-name="T299">Apple</text:span><text:span text:style-name="T222">, Armut (</text:span><text:span text:style-name="T300">C#→Go</text:span><text:span text:style-name="T222">), </text:span><text:span text:style-name="T299">Baidu</text:span><text:span text:style-name="T222">, BBC, bitly, ByteDance (TikTok/Douyin), Canonical, Capital One, CERN, </text:span><text:span text:style-name="T299">Cloudflare</text:span><text:span text:style-name="T222">, Cockroach Labs, Curve, DataDog, dailymotion, </text:span><text:span text:style-name="T299">Docker</text:span><text:span text:style-name="T222">, DropBox</text:span><text:span text:style-name="T300"> (Python→Go)</text:span><text:span text:style-name="T222">, GitHub, </text:span><text:span text:style-name="T299">Google</text:span><text:span text:style-name="T222">, gov.uk, Heroku, Huawei, </text:span><text:span text:style-name="T299">IBM</text:span><text:span text:style-name="T222">, InfluxDB, Intel, K8s, Kubernetes, </text:span><text:span text:style-name="T299">Meta</text:span><text:span text:style-name="T222">, </text:span><text:span text:style-name="T299">Microsoft</text:span><text:span text:style-name="T222">, Monzo Bank, </text:span><text:span text:style-name="T299">Mozilla</text:span><text:span text:style-name="T222"> (</text:span><text:span text:style-name="T300">Rust &amp; Go</text:span><text:span text:style-name="T222">), Netflix (</text:span><text:span text:style-name="T300">Java→Go</text:span><text:span text:style-name="T222">), New York Times, </text:span><text:span text:style-name="T299">Oracle</text:span><text:span text:style-name="T222">, PayPal, Pinterest, Qiniu, </text:span><text:span text:style-name="T299">Reddit</text:span><text:span text:style-name="T222">, RedHat, Riot Games, SendGrid, Slack, Salesforce</text:span><text:span text:style-name="T300"> (Python, C→Go)</text:span><text:span text:style-name="T222">, SendGrid, Stream</text:span><text:span text:style-name="T300"> (Python→Go)</text:span><text:span text:style-name="T222">, SoundCloud, Terraform, The Economist, The New York Times, </text:span><text:span text:style-name="T299">Twitch</text:span><text:span text:style-name="T222">, Uber, Walmart, YouTube, </text:span><text:span text:style-name="T299">X / Twitter</text:span><text:span text:style-name="T222">, </text:span><text:span text:style-name="T300">многих</text:span><text:span text:style-name="T286"> других организациях и проектах </text:span><text:span text:style-name="T301">open-source</text:span><text:span text:style-name="T286">.</text:span></text:p>
            <text:p text:style-name="P18"><text:span text:style-name="T302">В </text:span><text:span text:style-name="T303">России</text:span><text:span text:style-name="T302"> (всеми крупными компаниями, и не только):</text:span></text:p>
            <text:p text:style-name="P18"><text:span text:style-name="T222"><text:tab/></text:span><text:span text:style-name="T299">Яндекс</text:span><text:span text:style-name="T222">, ЦУМ, УГМК-Телеком, Точка, Тинькофф, Совкомбанк Технологии, СКБ Контур, Ситимобил, </text:span><text:span text:style-name="T299">СберТех</text:span><text:span text:style-name="T222">, Ростелеком, Онлайн-кинотеатр Иви, </text:span><text:span text:style-name="T299">МТС</text:span><text:span text:style-name="T222">+MWS, МойОфис, Магнит.Tech, </text:span><text:span text:style-name="T299">Лаборатория Касперского</text:span><text:span text:style-name="T222">, Купер, ИТ-Холдинг Т1, ИнГосСтрах ,Банк, Домклик, Группа Астра, ГНИВЦ, ГК Юзтех, АйТи Инновация, YADRO, X5 Digital, Wildberries, <text:s/></text:span><text:span text:style-name="T299">VK</text:span><text:span text:style-name="T222"> </text:span><text:span text:style-name="T300">(PHP→Go)</text:span><text:span text:style-name="T222">, Viasat Tech, Tutu, </text:span><text:span text:style-name="T299">Tele2</text:span><text:span text:style-name="T222">, Selectel, S8.Capital, </text:span><text:span text:style-name="T299">Ozon</text:span><text:span text:style-name="T222">, Okko, </text:span><text:span text:style-name="T299">Mail.ru</text:span><text:span text:style-name="T222"> Group, Lamoda Tech</text:span><text:span text:style-name="T223">, iSpring, IBS, Delivery Club, Cloud.ru, Boxberry: IT, </text:span><text:span text:style-name="T304">Beeline</text:span><text:span text:style-name="T223">, </text:span><text:span text:style-name="T304">Avito</text:span><text:span text:style-name="T223">, 2GIS </text:span><text:span text:style-name="T28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52" draw:text-style-name="P70" draw:layer="layout" svg:width="26.8cm" svg:height="13.149cm" svg:x="0.6cm" svg:y="2.1cm">
          <draw:text-box>
            <text:p text:style-name="P13"><text:span text:style-name="T305">Области </text:span><text:span text:style-name="T305"><text:a xlink:href="https://github.com/avelino/awesome-go" xlink:type="simple">применения ▲</text:a></text:span><text:span text:style-name="T305"><text:s/>Go:</text:span></text:p>
            <text:list text:style-name="L1">
              <text:list-item>
                <text:p text:style-name="P86"><text:span text:style-name="T305"><text:a xlink:href="https://go.dev/solutions/devops" xlink:type="simple">DevOps &amp; SRE ▲</text:a></text:span><text:span text:style-name="T305"><text:s/>(Development Operations &amp; Site Reliability Engineering)</text:span></text:p>
              </text:list-item>
              <text:list-item>
                <text:p text:style-name="P86"><text:span text:style-name="T305"><text:a xlink:href="https://go.dev/solutions/cloud" xlink:type="simple">Cloud &amp; Distributed Network Services ▲</text:a></text:span><text:span text:style-name="T305"><text:s/></text:span></text:p>
              </text:list-item>
              <text:list-item>
                <text:p text:style-name="P86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6"><text:span text:style-name="T305"><text:a xlink:href="https://go.dev/solutions/clis" xlink:type="simple">System Automation &amp; CLIs ▲</text:a></text:span><text:span text:style-name="T305">, Utilities &amp; Stand-Alone Tools</text:span></text:p>
              </text:list-item>
              <text:list-item>
                <text:p text:style-name="P86"><text:span text:style-name="T305">... multi-platform GUI apps </text:span><text:span text:style-name="T306">(</text:span><text:span text:style-name="T306"><text:a xlink:href="https://fyne.io/" xlink:type="simple">fyne.io</text:a></text:span><text:span text:style-name="T306">, ...)</text:span></text:p>
              </text:list-item>
              <text:list-item>
                <text:p text:style-name="P86"><text:span text:style-name="T305">... AI clients via API &amp; libraries </text:span><text:span text:style-name="T306">(GenKit, LocalAI, Ollama, ...)</text:span></text:p>
              </text:list-item>
              <text:list-item>
                <text:p text:style-name="P86"><text:span text:style-name="T305">… </text:span><text:span text:style-name="T305">IoT &amp; embedded systems </text:span><text:span text:style-name="T306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307">AmneziaWG</text:span><text:span text:style-name="T56">, </text:span><text:span text:style-name="T307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307">CockroachDB</text:span><text:span text:style-name="T56">, Digger </text:span><text:span text:style-name="T263">(IaC)</text:span><text:span text:style-name="T56">, </text:span><text:span text:style-name="T307">Docker</text:span><text:span text:style-name="T56">, Drone </text:span><text:span text:style-name="T263">(CD)</text:span><text:span text:style-name="T56">, </text:span><text:span text:style-name="T307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307">GenKit</text:span><text:span text:style-name="T56"> </text:span><text:span text:style-name="T263">(AI) @ Google</text:span><text:span text:style-name="T56">, Gin </text:span><text:span text:style-name="T263">(web framework), </text:span><text:span text:style-name="T307">Gitlab Runner</text:span><text:span text:style-name="T56">, Go Ethereum, </text:span><text:span text:style-name="T307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307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307">Kubernetes</text:span><text:span text:style-name="T56">, LangChainGo, LocalAI, </text:span><text:span text:style-name="T307">LXD</text:span><text:span text:style-name="T56"> </text:span><text:span text:style-name="T263">@ Canonical</text:span><text:span text:style-name="T56">, </text:span><text:span text:style-name="T307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307">Ollama</text:span><text:span text:style-name="T56"> (89%), OpenShift </text:span><text:span text:style-name="T263">(containerization)</text:span><text:span text:style-name="T56">, Podman, </text:span><text:span text:style-name="T307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307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307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307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307">Zabbix</text:span><text:span text:style-name="T56"> </text:span><text:span text:style-name="T307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53" draw:text-style-name="P26" draw:layer="layout" svg:width="26.8cm" svg:height="12.812cm" svg:x="0.6cm" svg:y="2.1cm">
          <draw:text-box>
            <text:p text:style-name="P18"><text:span text:style-name="T299"><text:a xlink:href="https://www.tiobe.com/tiobe-index/" xlink:type="simple">TIOBE index ▲</text:a></text:span><text:span text:style-name="T222"><text:s/></text:span><text:span text:style-name="T308">(since 2009)</text:span><text:span text:style-name="T223">:</text:span></text:p>
            <text:p text:style-name="P18"><text:span text:style-name="T222"><text:tab/></text:span><text:span text:style-name="T223">Now: </text:span><text:span text:style-name="T304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9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9">#1</text:span><text:span text:style-name="T222"> (2024)</text:span></text:p>
            <text:p text:style-name="P18"><text:span text:style-name="T299"><text:a xlink:href="https://www.jetbrains.com/lp/devecosystem-2024/" xlink:type="simple">JetBrains ▲</text:a></text:span><text:span text:style-name="T222"><text:s/>Top-paid employees by programming language: </text:span><text:span text:style-name="T299">#2</text:span><text:span text:style-name="T222"> (2024)</text:span></text:p>
            <text:p text:style-name="P18"><text:span text:style-name="T299"><text:a xlink:href="https://github.blog/news-insights/octoverse/octoverse-2024/#the-most-popular-programming-languages" xlink:type="simple">GitHub Octoverse ▲</text:a></text:span><text:span text:style-name="T299"><text:s/></text:span><text:span text:style-name="T222">Top 10 fastest growing languages in 2024: </text:span><text:span text:style-name="T299">#3</text:span></text:p>
            <text:p text:style-name="P18"><text:span text:style-name="T299"><text:a xlink:href="https://blog.jetbrains.com/research/2025/04/is-golang-still-growing-go-language-popularity-trends-in-2024/" xlink:type="simple">JetBrains ▲</text:a></text:span><text:span text:style-name="T299"><text:s/></text:span><text:span text:style-name="T222">Language Promise Index:</text:span><text:span text:style-name="T299"> #4</text:span><text:span text:style-name="T222"> (2024)</text:span></text:p>
            <text:p text:style-name="P18"><text:span text:style-name="T309"><text:a xlink:href="https://spectrum.ieee.org/top-programming-languages-2025" xlink:type="simple">IEEE Spectrum ▲</text:a></text:span><text:span text:style-name="T222"><text:s/>Top Programming Languages: </text:span><text:span text:style-name="T299">#10</text:span><text:span text:style-name="T222"> (</text:span><text:span text:style-name="T223">2025)</text:span></text:p>
            <text:p text:style-name="P18"><text:span text:style-name="T304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304">#10</text:span><text:span text:style-name="T223"> </text:span></text:p>
            <text:p text:style-name="P18"><text:span text:style-name="T304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304">#10</text:span></text:p>
            <text:p text:style-name="P18"><text:span text:style-name="T299"><text:a xlink:href="https://survey.stackoverflow.co/2025/technology#most-popular-technologies-language-prof" xlink:type="simple">StackOverflow ▲</text:a></text:span><text:span text:style-name="T299"><text:s/>#12</text:span><text:span text:style-name="T222"> Most popular techs: language (professionals) (2025)</text:span></text:p>
            <text:p text:style-name="P18"><text:span text:style-name="T299"><text:a xlink:href="https://pypl.github.io/PYPL.html" xlink:type="simple">PYPL ▲</text:a></text:span><text:span text:style-name="T222">: </text:span><text:span text:style-name="T299">#14</text:span><text:span text:style-name="T223"> (Oct 2025)</text:span></text:p>
            <text:p text:style-name="P18"><text:span text:style-name="T304"><text:a xlink:href="https://redmonk.com/sogrady/2024/09/12/language-rankings-6-24/" xlink:type="simple">RedMonk ▲</text:a></text:span><text:span text:style-name="T223"><text:s/>Programming Language Rankings: </text:span><text:span text:style-name="T304">#12</text:span><text:span text:style-name="T223"> (Jun 2024)</text:span></text:p>
            <text:p text:style-name="P18"><text:span text:style-name="T304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304">#12</text:span></text:p>
            <text:p text:style-name="P18"><text:span text:style-name="T304"><text:a xlink:href="https://www.geeksforgeeks.org/top-programming-languages/" xlink:type="simple">GeeksForGeeks ▲</text:a></text:span><text:span text:style-name="T223"><text:s/>20 Best Programming Languages to Learn in 2025: </text:span><text:span text:style-name="T304">#13</text:span></text:p>
            <text:p text:style-name="P24"><text:span text:style-name="T308">* я не учитывал в индексах позицию HTML/CSS</text:span></text:p>
          </draw:text-box>
        </draw:frame>
        <draw:frame draw:style-name="gr154" draw:text-style-name="P87" draw:layer="layout" svg:width="6cm" svg:height="2.4cm" svg:x="21.4cm" svg:y="2.6cm">
          <draw:text-box>
            <text:p text:style-name="P46"><text:span text:style-name="T310"><text:a xlink:href="https://blog.jetbrains.com/research/2025/04/is-golang-still-growing-go-language-popularity-trends-in-2024/" xlink:type="simple">Is Golang Still Growing? Go Language Popularity Trends in 2024</text:a></text:span><text:span text:style-name="T31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55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11">Синтаксис слишком простой, мало syntactic sugar.</text:span></text:p>
              </text:list-item>
              <text:list-item>
                <text:p text:style-name="P18"><text:span text:style-name="T311">Нет полноценного ООП. </text:span></text:p>
              </text:list-item>
              <text:list-item>
                <text:p text:style-name="P18"><text:span text:style-name="T31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1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1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1">Синтаксис непривычный: использование </text:span><text:span text:style-name="T58">[ ]</text:span><text:span text:style-name="T311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11">Нет перегрузки функций (function overloading).</text:span></text:p>
              </text:list-item>
              <text:list-item>
                <text:p text:style-name="P18"><text:span text:style-name="T31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11">Нет возможности объявить неизменяемость (immutability declarations), кроме </text:span><text:span text:style-name="T58">const</text:span><text:span text:style-name="T311">.</text:span></text:p>
              </text:list-item>
              <text:list-item>
                <text:p text:style-name="P18"><text:span text:style-name="T311">Не хватает значений по умолчанию для параметров функций (default values for arguments)</text:span><text:span text:style-name="T312"> — сделано намеренно</text:span><text:span text:style-name="T311">.</text:span></text:p>
              </text:list-item>
              <text:list-item>
                <text:p text:style-name="P18"><text:span text:style-name="T311">Использование </text:span><text:span text:style-name="T58">nil</text:span><text:span text:style-name="T311"> и weak type safety?</text:span></text:p>
              </text:list-item>
              <text:list-item>
                <text:p text:style-name="P18"><text:span text:style-name="T311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1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1">Странный шаблон при форматировании даты и времени: "</text:span><text:span text:style-name="T58">Mon Jan 2 15:04:05 -0700 2006</text:span><text:span text:style-name="T311">".</text:span></text:p>
              </text:list-item>
              <text:list-item>
                <text:p text:style-name="P18"><text:span text:style-name="T311">Нет проверки значений на соответствие перечислению, объявленному через </text:span><text:span text:style-name="T58">iota</text:span><text:span text:style-name="T311">.</text:span></text:p>
              </text:list-item>
              <text:list-item>
                <text:p text:style-name="P18"><text:span text:style-name="T31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11"/></text:p>
            <text:p text:style-name="P43"><text:span text:style-name="T313"/></text:p>
            <text:p text:style-name="P43"><text:span text:style-name="T313">По-моему, эти претензии предъявляют те, кто не понял, для чего создавался Go, и хотят сделать из него другой язык,</text:span></text:p>
            <text:p text:style-name="P43"><text:span text:style-name="T313">ещё один C++ / C# / Java.</text:span></text:p>
            <text:p text:style-name="P18"><text:span text:style-name="T311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11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56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48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пис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7" draw:text-style-name="P89" draw:layer="layout" svg:width="8.1cm" svg:height="2.501cm" svg:x="19.5cm" svg:y="12.9cm">
          <text:p text:style-name="P88"><text:span text:style-name="T154">Наверное, это последний язык, </text:span></text:p>
          <text:p text:style-name="P88"><text:span text:style-name="T154">разработанный «классиками»,</text:span></text:p>
          <text:p text:style-name="P88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8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14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43"><text:span text:style-name="T315"/></text:p>
            <text:p text:style-name="P43"><text:span text:style-name="T315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16"> </text:span><text:span text:style-name="T317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5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59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5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5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59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5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5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18">▲</text:span></text:p>
          </draw:text-box>
        </draw:frame>
        <draw:frame draw:style-name="gr161" draw:text-style-name="P91" draw:layer="layout" svg:width="27cm" svg:height="13.151cm" svg:x="0.5cm" svg:y="2.127cm">
          <draw:text-box>
            <text:list text:style-name="L1">
              <text:list-item>
                <text:p text:style-name="P90"><text:span text:style-name="T250"><text:a xlink:href="https://go.dev/" xlink:type="simple">go.dev/</text:a></text:span><text:span text:style-name="T250"><text:s text:c="35"/></text:span><text:span text:style-name="T319"><text:s text:c="4"/>// Официальный сайт языка</text:span></text:p>
              </text:list-item>
              <text:list-item>
                <text:p text:style-name="P90"><text:span text:style-name="T250"><text:a xlink:href="https://go.dev/play/" xlink:type="simple">go.dev/play/</text:a></text:span><text:span text:style-name="T132"><text:s text:c="30"/></text:span><text:span text:style-name="T319"><text:s text:c="4"/>// Go Playground ~ выполнение в браузере</text:span></text:p>
              </text:list-item>
              <text:list-item>
                <text:p text:style-name="P90"><text:span text:style-name="T250"><text:a xlink:href="https://go.dev/ref/spec" xlink:type="simple">go.dev/ref/spec</text:a></text:span><text:span text:style-name="T250"><text:s text:c="27"/></text:span><text:span text:style-name="T319"><text:s text:c="4"/></text:span><text:span text:style-name="T320">// Спецификация языка</text:span><text:span text:style-name="T319"> (!!!)</text:span></text:p>
              </text:list-item>
              <text:list-item>
                <text:p text:style-name="P90"><text:span text:style-name="T320"><text:a xlink:href="https://github.com/golang/go" xlink:type="simple">github.com/golang/go</text:a></text:span><text:span text:style-name="T320"><text:s text:c="26"/></text:span><text:span text:style-name="T319">// Исходники</text:span></text:p>
              </text:list-item>
              <text:list-item>
                <text:p text:style-name="P90"><text:span text:style-name="T250"><text:a xlink:href="https://go.dev/doc/" xlink:type="simple">go.dev/doc/</text:a></text:span><text:span text:style-name="T132"><text:s text:c="31"/></text:span><text:span text:style-name="T319"><text:s text:c="4"/>// Документация</text:span></text:p>
              </text:list-item>
              <text:list-item>
                <text:p text:style-name="P90"><text:span text:style-name="T250"><text:a xlink:href="https://go.dev/doc/code" xlink:type="simple">go.dev/doc/code</text:a></text:span><text:span text:style-name="T132"><text:s text:c="27"/></text:span><text:span text:style-name="T319"><text:s text:c="4"/>// How to Write Go Code</text:span></text:p>
              </text:list-item>
              <text:list-item>
                <text:p text:style-name="P90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19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19"><text:s text:c="4"/>// Go в примерах</text:span></text:p>
              </text:list-item>
              <text:list-item>
                <text:p text:style-name="P18"><text:span text:style-name="T320"><text:a xlink:href="https://go.dev/doc/modules/layout" xlink:type="simple">go.dev/doc/modules/layout</text:a></text:span><text:span text:style-name="T319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19">Стандартный макет [большого] Go проекта</text:span></text:p>
              </text:list-item>
              <text:list-item>
                <text:p text:style-name="P90"><text:span text:style-name="T250"><text:a xlink:href="https://tour.golang.org/" xlink:type="simple">tour.golang.org</text:a></text:span><text:span text:style-name="T132"><text:s text:c="27"/></text:span><text:span text:style-name="T319"><text:s text:c="4"/>// Экскурсия по возможностям Go</text:span></text:p>
              </text:list-item>
              <text:list-item>
                <text:p text:style-name="P90"><text:span text:style-name="T250"><text:a xlink:href="https://golangdocs.com/" xlink:type="simple">golangdocs.com</text:a></text:span><text:span text:style-name="T132"><text:s text:c="28"/></text:span><text:span text:style-name="T319"><text:s text:c="4"/>// Примеры конструкций</text:span></text:p>
              </text:list-item>
              <text:list-item>
                <text:p text:style-name="P90"><text:span text:style-name="T320"><text:a xlink:href="https://appliedgo.net/why-go/" xlink:type="simple">appliedgo.net/why-go/</text:a></text:span><text:span text:style-name="T319"><text:s text:c="25"/>// 15 Reasons I Love Go</text:span></text:p>
              </text:list-item>
              <text:list-item>
                <text:p text:style-name="P90"><text:span text:style-name="T320"><text:a xlink:href="https://github.com/avelino/awesome-go" xlink:type="simple">awesome-go</text:a></text:span><text:span text:style-name="T319"><text:s text:c="36"/>// Подборка библиотек и инструментов: для «всего на свете»</text:span></text:p>
              </text:list-item>
            </text:list>
            <text:p text:style-name="P90"><text:span text:style-name="T320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19"><text:s text:c="10"/>// "Effecive Go" бесплатная web-книга</text:span></text:p>
              </text:list-item>
              <text:list-item>
                <text:p text:style-name="P90"><text:span text:style-name="T320"><text:a xlink:href="https://gopl.io/" xlink:type="simple">gopl.io</text:a></text:span><text:span text:style-name="T319"><text:s text:c="18"/>// "The Go Programming Language" by A.A.A.Donovan &amp; B.W.Kernighan</text:span></text:p>
              </text:list-item>
            </text:list>
            <text:p text:style-name="P90"><text:span text:style-name="T319"/></text:p>
            <text:list text:continue-numbering="true" text:style-name="L1">
              <text:list-item>
                <text:p text:style-name="P90"><text:span text:style-name="T250"><text:a xlink:href="https://www.w3schools.com/go/index.php" xlink:type="simple">w3schools.com/go/</text:a></text:span><text:span text:style-name="T132"><text:s text:c="16"/></text:span><text:span text:style-name="T319">@ w3schools <text:s/>// Справочник</text:span></text:p>
              </text:list-item>
              <text:list-item>
                <text:p text:style-name="P90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19">@ proglib.io // Самоучитель</text:span></text:p>
              </text:list-item>
              <text:list-item>
                <text:p text:style-name="P90"><text:span text:style-name="T319"><text:a xlink:href="https://uproger.com/uchebnik-go-golang-dlya-nachinayushhih/" xlink:type="simple">Учебник для начинающих</text:a></text:span><text:span text:style-name="T319"><text:s text:c="11"/>@ uproger <text:s text:c="3"/>// Учебник</text:span></text:p>
              </text:list-item>
              <text:list-item>
                <text:p text:style-name="P90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19">@ proglib.io // План изучения</text:span></text:p>
              </text:list-item>
              <text:list-item>
                <text:p text:style-name="P90"><text:span text:style-name="T320"><text:a xlink:href="https://lyceum.yandex.ru/go" xlink:type="simple">lyceum.yandex.ru/go</text:a></text:span><text:span text:style-name="T319"><text:s text:c="27"/>// Яндекс-лицей: Программирование на Go</text:span></text:p>
              </text:list-item>
              <text:list-item>
                <text:p text:style-name="P90"><text:span text:style-name="T320"><text:a xlink:href="https://start.practicum.yandex/go-basics/" xlink:type="simple">start.practicum.yandex/go-basics/</text:a></text:span><text:span text:style-name="T319"><text:s text:c="13"/>// Яндекс-практикум: Основы Go</text:span></text:p>
              </text:list-item>
              <text:list-item>
                <text:p text:style-name="P90"><text:span text:style-name="T320"><text:a xlink:href="https://codelibs.ru/category/go/" xlink:type="simple">Книги по Go</text:a></text:span><text:span text:style-name="T319"><text:s text:c="22"/>@codelibs.ru // Учебники по Go</text:span></text:p>
              </text:list-item>
            </text:list>
            <text:p text:style-name="P90"><text:span text:style-name="T319"/></text:p>
            <text:list text:continue-numbering="true" text:style-name="L1">
              <text:list-item>
                <text:p text:style-name="P90"><text:span text:style-name="T320"><text:a xlink:href="https://tinygo.org/" xlink:type="simple">tinygo.org</text:a></text:span><text:span text:style-name="T319"><text:s text:c="36"/>// TinyGo: Go on embedded systems &amp; WebAssembly</text:span></text:p>
              </text:list-item>
              <text:list-item>
                <text:p text:style-name="P90"><text:span text:style-name="T319"><text:a xlink:href="https://github.com/open2b/scriggo/" xlink:type="simple">scriggo.com</text:a></text:span><text:span text:style-name="T319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>Ссылка на презентацию</text:span></text:p>
          </draw:image>
        </draw:frame>
        <draw:frame draw:style-name="gr162" draw:text-style-name="P93" draw:layer="layout" svg:width="6.527cm" svg:height="3.405cm" svg:x="10cm" svg:y="6.834cm">
          <draw:text-box>
            <text:p text:style-name="P2"><text:span text:style-name="T322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63" draw:text-style-name="P94" draw:layer="layout" svg:width="26.4cm" svg:height="12.473cm" svg:x="0.8cm" svg:y="2.527cm">
          <draw:text-box>
            <text:p text:style-name="P18"><text:span text:style-name="T323">communicating sequential processes ~ взаимодействие последовательных процессов </text:span></text:p>
            <text:p text:style-name="P18"><text:span text:style-name="T32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3">CSP <text:s/>= communicating sequential processes</text:span></text:p>
            <text:p text:style-name="P18"><text:span text:style-name="T323">gopher ~ программист на Go</text:span></text:p>
            <text:p text:style-name="P18"><text:span text:style-name="T323">goroutine ~ подпрограмма, запущенная для одновременного выволнения, возможно, выполняемая параллельно</text:span></text:p>
            <text:p text:style-name="P18"><text:span text:style-name="T323">multitasking ~ многозадачность</text:span></text:p>
            <text:p text:style-name="P18"><text:span text:style-name="T323">parallelism ~ параллелизм = параллельное выполнение вычислений</text:span></text:p>
            <text:p text:style-name="P18"><text:span text:style-name="T323">process ~ процесс</text:span></text:p>
            <text:p text:style-name="P18"><text:span text:style-name="T323">subprocess ~ подпроцесс</text:span></text:p>
            <text:p text:style-name="P18"><text:span text:style-name="T323">subtask ~ подзадача</text:span></text:p>
            <text:p text:style-name="P18"><text:span text:style-name="T323">task ~ задача</text:span></text:p>
            <text:p text:style-name="P18"><text:span text:style-name="T323">zero value ~</text:span></text:p>
            <text:p text:style-name="P18"><text:span text:style-name="T323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08T17:27:06.158000000</dc:date>
    <meta:editing-duration>P12DT3H48M47S</meta:editing-duration>
    <meta:editing-cycles>2000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9"/>
  </office:meta>
</office:document-meta>
</file>